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aa38" officeooo:paragraph-rsid="0011aa38"/>
    </style:style>
    <style:style style:name="P2" style:family="paragraph" style:parent-style-name="Standard">
      <style:text-properties officeooo:rsid="001817f5" officeooo:paragraph-rsid="001817f5"/>
    </style:style>
    <style:style style:name="P3" style:family="paragraph" style:parent-style-name="Standard">
      <style:text-properties officeooo:rsid="001817f5" officeooo:paragraph-rsid="001a4411"/>
    </style:style>
    <style:style style:name="P4" style:family="paragraph" style:parent-style-name="Standard">
      <style:text-properties officeooo:rsid="001a4411" officeooo:paragraph-rsid="001a44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sposta:</text:p>
      <text:p text:style-name="P1"/>
      <text:p text:style-name="P3">while(true) { </text:p>
      <text:p text:style-name="P3"/>
      <text:p text:style-name="P3"><text:tab/>var x = prompt("Digite o primeiro número ou N"); </text:p>
      <text:p text:style-name="P3"><text:tab/>var y = prompt("Digite o segundo número ou N");</text:p>
      <text:p text:style-name="P3"/>
      <text:p text:style-name="P3"><text:s/><text:tab/>if (x == "N" || y == "N") { </text:p>
      <text:p text:style-name="P3"><text:tab/><text:tab/>break; </text:p>
      <text:p text:style-name="P3"><text:tab/>} </text:p>
      <text:p text:style-name="P3"/>
      <text:p text:style-name="P3"><text:tab/>var resultado = Number(x) + Number(y); </text:p>
      <text:p text:style-name="P3"/>
      <text:p text:style-name="P3"><text:tab/>alert("O resultado da soma é: " + resultado); 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4:15:31.134094971</dc:date>
    <meta:editing-duration>PT24M17S</meta:editing-duration>
    <meta:editing-cycles>12</meta:editing-cycles>
    <meta:generator>LibreOffice/6.0.6.2$Linux_X86_64 LibreOffice_project/00m0$Build-2</meta:generator>
    <meta:document-statistic meta:table-count="0" meta:image-count="0" meta:object-count="0" meta:page-count="1" meta:paragraph-count="10" meta:word-count="47" meta:character-count="251" meta:non-whitespace-character-count="198"/>
  </office:meta>
</office:document-meta>
</file>